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4.png"/>
  <manifest:file-entry manifest:media-type="image/png" manifest:full-path="Pictures/image15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Heading_20_1" style:master-page-name="Standard">
      <style:paragraph-properties fo:break-before="auto" fo:line-height="115%" style:writing-mode="lr-tb"/>
    </style:style>
    <style:style style:name="T1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FR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FR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39_2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FR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FR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FR1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FR1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FR1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46_2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P50" style:family="paragraph" style:parent-style-name="Standard">
      <style:paragraph-properties fo:break-before="auto" fo:line-height="115%" style:writing-mode="lr-tb"/>
    </style:style>
    <style:style style:name="FR1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FR1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FR1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59_1" style:family="text"/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</office:automatic-styles>
  <office:body>
    <office:text>
      <text:h text:style-name="P1" text:outline-level="10"><text:bookmark-start text:name="h.36ksa2m0576a"/><text:bookmark-end text:name="h.36ksa2m0576a"/><text:span text:style-name="T1_1">Chapter</text:span><text:span text:style-name="T1_2"><text:s/>1<text:s/></text:span><text:span text:style-name="T1_3">Odd</text:span><text:span text:style-name="T1_4"><text:s/></text:span><text:span text:style-name="T1_5">Number</text:span><text:span text:style-name="T1_6"><text:s/></text:span><text:span text:style-name="T1_7">Problem</text:span><text:span text:style-name="T1_8"><text:s/></text:span><text:span text:style-name="T1_9">Answers</text:span><text:span text:style-name="T1_10"><text:s/></text:span></text:h>
      <text:p text:style-name="P2"/>
      <text:p text:style-name="P3"><text:span text:style-name="T3_1">1.<text:s text:c="3"/>&lt;<text:s text:c="3"/></text:span></text:p>
      <text:p text:style-name="P4"><text:span text:style-name="T4_1">3.<text:s text:c="3"/>&gt;<text:s text:c="3"/></text:span></text:p>
      <text:p text:style-name="P5"><text:span text:style-name="T5_1">5.<text:s text:c="4"/>&lt;<text:s text:c="2"/></text:span></text:p>
      <text:p text:style-name="P6"><text:span text:style-name="T6_1">7.<text:s text:c="4"/>&lt;<text:s text:c="3"/></text:span></text:p>
      <text:p text:style-name="P7"><text:span text:style-name="T7_1">9.<text:s text:c="4"/>&gt;<text:s text:c="3"/></text:span></text:p>
      <text:p text:style-name="P8"><text:span text:style-name="T8_1"><text:s/></text:span></text:p>
      <text:p text:style-name="P9"><text:span text:style-name="T9_1">Order</text:span><text:span text:style-name="T9_2"><text:s/></text:span><text:span text:style-name="T9_3">from</text:span><text:span text:style-name="T9_4"><text:s/></text:span><text:span text:style-name="T9_5">smallest</text:span><text:span text:style-name="T9_6"><text:s/></text:span><text:span text:style-name="T9_7">to</text:span><text:span text:style-name="T9_8"><text:s/></text:span><text:span text:style-name="T9_9">largest</text:span><text:span text:style-name="T9_10">:<text:s/></text:span></text:p>
      <text:p text:style-name="P10"><text:span text:style-name="T10_1">11.<text:s text:c="2"/>−1,<text:s text:c="2"/>|0|,<text:s/>|−2|,<text:s/>3,<text:s/>7,<text:s/>|−11|</text:span></text:p>
      <text:p text:style-name="P11"><text:span text:style-name="T11_1">13.<text:s text:c="4"/>−5,<text:s/>−2<text:s/>,<text:s/>0,<text:s/>1,<text:s/>|−6|,<text:s/>|−7|,<text:s/>|11|<text:s text:c="2"/></text:span></text:p>
      <text:p text:style-name="P12"><text:span text:style-name="T12_1"><text:s/></text:span></text:p>
      <text:p text:style-name="P13"><text:span text:style-name="T13_1">Simplify</text:span><text:span text:style-name="T13_2"><text:s/></text:span><text:span text:style-name="T13_3">without</text:span><text:span text:style-name="T13_4"><text:s/></text:span><text:span text:style-name="T13_5">using</text:span><text:span text:style-name="T13_6"><text:s/></text:span><text:span text:style-name="T13_7">a</text:span><text:span text:style-name="T13_8"><text:s/></text:span><text:span text:style-name="T13_9">calculator</text:span><text:span text:style-name="T13_10">:<text:s/></text:span></text:p>
      <text:p text:style-name="P14"><text:span text:style-name="T14_1">15.<text:s text:c="3"/>−2</text:span></text:p>
      <text:p text:style-name="P15"><text:span text:style-name="T15_1">17.<text:s text:c="4"/>−21</text:span></text:p>
      <text:p text:style-name="P16"><text:span text:style-name="T16_1">19.<text:s text:c="3"/>4<text:s/></text:span></text:p>
      <text:p text:style-name="P17"><text:span text:style-name="T17_1">21.<text:s text:c="3"/>−42</text:span></text:p>
      <text:p text:style-name="P18"><text:span text:style-name="T18_1">23.<text:s text:c="4"/>−7<text:s/></text:span></text:p>
      <text:p text:style-name="P19"><text:span text:style-name="T19_1">25.<text:s text:c="2"/>−9<text:s text:c="2"/></text:span></text:p>
      <text:p text:style-name="P20"><text:span text:style-name="T20_1">27.<text:s text:c="3"/>−12<text:s text:c="2"/></text:span></text:p>
      <text:p text:style-name="P21"><text:span text:style-name="T21_1">29.<text:s text:c="3"/>−5</text:span></text:p>
      <text:p text:style-name="P22"><text:span text:style-name="T22_1">31.<text:s text:c="3"/>−45</text:span></text:p>
      <text:p text:style-name="P23"><text:span text:style-name="T23_1">33.<text:s text:c="4"/>−40</text:span></text:p>
      <text:p text:style-name="P24"><text:span text:style-name="T24_1">35.<text:s text:c="3"/>−63</text:span></text:p>
      <text:p text:style-name="P25"><text:span text:style-name="T25_1">37.<text:s text:c="2"/>−9<text:s text:c="2"/></text:span></text:p>
      <text:p text:style-name="P26"><text:span text:style-name="T26_1">39.<text:s text:c="3"/>−9</text:span></text:p>
      <text:p text:style-name="P27"><text:span text:style-name="T27_1">41.<text:s text:c="4"/>−7<text:s text:c="2"/></text:span></text:p>
      <text:p text:style-name="P28"><text:span text:style-name="T28_1">43.<text:s text:c="3"/>−20</text:span></text:p>
      <text:p text:style-name="P29"><text:span text:style-name="T29_1">45.<text:s text:c="3"/>125</text:span></text:p>
      <text:p text:style-name="P30"><text:span text:style-name="T30_1">47.<text:s text:c="3"/>16<text:s text:c="2"/></text:span></text:p>
      <text:p text:style-name="P31"><text:span text:style-name="T31_1">49.<text:s text:c="3"/>64</text:span></text:p>
      <text:p text:style-name="P32"><text:span text:style-name="T32_1">51.<text:s text:c="3"/>−16<text:s text:c="2"/></text:span></text:p>
      <text:p text:style-name="P33"><text:span text:style-name="T33_1">53.<text:s text:c="3"/></text:span><draw:frame svg:x="0cm" svg:y="0cm" svg:width="2.725cm" svg:height="0.397cm" draw:style-name="FR1" text:anchor-type="as-char" draw:z-index="0"><draw:image xlink:href="Pictures/image1.png" xlink:type="simple" xlink:show="embed" xlink:actuate="onLoad"/></draw:frame></text:p>
      <text:p text:style-name="P34"><text:span text:style-name="T34_1">55.<text:s text:c="3"/></text:span><draw:frame svg:x="0cm" svg:y="0cm" svg:width="3.572cm" svg:height="0.503cm" draw:style-name="FR2" text:anchor-type="as-char" draw:z-index="0"><draw:image xlink:href="Pictures/image2.png" xlink:type="simple" xlink:show="embed" xlink:actuate="onLoad"/></draw:frame></text:p>
      <text:p text:style-name="P35"><text:span text:style-name="T35_1">57.<text:s text:c="3"/></text:span><draw:frame svg:x="0cm" svg:y="0cm" svg:width="2.91cm" svg:height="0.397cm" draw:style-name="FR3" text:anchor-type="as-char" draw:z-index="0"><draw:image xlink:href="Pictures/image3.png" xlink:type="simple" xlink:show="embed" xlink:actuate="onLoad"/></draw:frame></text:p>
      <text:p text:style-name="P36"><text:span text:style-name="T36_1">59.<text:s text:c="3"/></text:span><draw:frame svg:x="0cm" svg:y="0cm" svg:width="6.085cm" svg:height="0.37cm" draw:style-name="FR4" text:anchor-type="as-char" draw:z-index="0"><draw:image xlink:href="Pictures/image4.png" xlink:type="simple" xlink:show="embed" xlink:actuate="onLoad"/></draw:frame></text:p>
      <text:p text:style-name="P37"><text:span text:style-name="T37_1">61.<text:s/></text:span><draw:frame svg:x="0cm" svg:y="0cm" svg:width="9.869cm" svg:height="0.503cm" draw:style-name="FR5" text:anchor-type="as-char" draw:z-index="0"><draw:image xlink:href="Pictures/image5.png" xlink:type="simple" xlink:show="embed" xlink:actuate="onLoad"/></draw:frame></text:p>
      <text:p text:style-name="P38"><text:span text:style-name="T38_1">63.<text:s/></text:span><draw:frame svg:x="0cm" svg:y="0cm" svg:width="8.89cm" svg:height="0.503cm" draw:style-name="FR6" text:anchor-type="as-char" draw:z-index="0"><draw:image xlink:href="Pictures/image6.png" xlink:type="simple" xlink:show="embed" xlink:actuate="onLoad"/></draw:frame></text:p>
      <text:p text:style-name="P39"><text:span text:style-name="T39_1">65.<text:s/></text:span><draw:frame svg:x="0cm" svg:y="0cm" svg:width="19.394cm" svg:height="0.529cm" draw:style-name="FR7" text:anchor-type="as-char" draw:z-index="0"><draw:image xlink:href="Pictures/image7.png" xlink:type="simple" xlink:show="embed" xlink:actuate="onLoad"/></draw:frame><text:span text:style-name="T39_2"><text:s/></text:span></text:p>
      <text:p text:style-name="P40"><text:span text:style-name="T40_1">67.<text:s/></text:span><draw:frame svg:x="0cm" svg:y="0cm" svg:width="18.177cm" svg:height="0.529cm" draw:style-name="FR8" text:anchor-type="as-char" draw:z-index="0"><draw:image xlink:href="Pictures/image8.png" xlink:type="simple" xlink:show="embed" xlink:actuate="onLoad"/></draw:frame></text:p>
      <text:p text:style-name="P41"/>
      <text:p text:style-name="P42"><text:span text:style-name="T42_1">69.<text:s/></text:span><draw:frame svg:x="0cm" svg:y="0cm" svg:width="18.098cm" svg:height="0.556cm" draw:style-name="FR9" text:anchor-type="as-char" draw:z-index="0"><draw:image xlink:href="Pictures/image9.png" xlink:type="simple" xlink:show="embed" xlink:actuate="onLoad"/></draw:frame></text:p>
      <text:p text:style-name="P43"><text:span text:style-name="T43_1"><text:s text:c="6"/></text:span><draw:frame svg:x="0cm" svg:y="0cm" svg:width="1.349cm" svg:height="0.37cm" draw:style-name="FR10" text:anchor-type="as-char" draw:z-index="0"><draw:image xlink:href="Pictures/image10.png" xlink:type="simple" xlink:show="embed" xlink:actuate="onLoad"/></draw:frame></text:p>
      <text:p text:style-name="P44"><text:span text:style-name="T44_1"><text:s text:c="2"/></text:span></text:p>
      <text:p text:style-name="P45"><text:span text:style-name="T45_1">71.<text:s text:c="2"/></text:span><draw:frame svg:x="0cm" svg:y="0cm" svg:width="15.743cm" svg:height="0.556cm" draw:style-name="FR11" text:anchor-type="as-char" draw:z-index="0"><draw:image xlink:href="Pictures/image11.png" xlink:type="simple" xlink:show="embed" xlink:actuate="onLoad"/></draw:frame></text:p>
      <text:p text:style-name="P46"><text:span text:style-name="T46_1"><text:s text:c="7"/></text:span><draw:frame svg:x="0cm" svg:y="0cm" svg:width="7.17cm" svg:height="0.476cm" draw:style-name="FR12" text:anchor-type="as-char" draw:z-index="0"><draw:image xlink:href="Pictures/image12.png" xlink:type="simple" xlink:show="embed" xlink:actuate="onLoad"/></draw:frame><text:span text:style-name="T46_2"><text:s text:c="2"/></text:span></text:p>
      <text:p text:style-name="P47"><text:span text:style-name="T47_1">73.<text:s/></text:span><text:span text:style-name="T47_2">Maria</text:span><text:span text:style-name="T47_3"><text:s/></text:span><text:span text:style-name="T47_4">started</text:span><text:span text:style-name="T47_5"><text:s/></text:span><text:span text:style-name="T47_6">the</text:span><text:span text:style-name="T47_7"><text:s/></text:span><text:span text:style-name="T47_8">month</text:span><text:span text:style-name="T47_9"><text:s/></text:span><text:span text:style-name="T47_10">with</text:span><text:span text:style-name="T47_11"><text:s/>$800.<text:s/></text:span><text:span text:style-name="T47_12">Each</text:span><text:span text:style-name="T47_13"><text:s/></text:span><text:span text:style-name="T47_14">of</text:span><text:span text:style-name="T47_15"><text:s/></text:span><text:span text:style-name="T47_16">the</text:span><text:span text:style-name="T47_17"><text:s/></text:span><text:span text:style-name="T47_18">four</text:span><text:span text:style-name="T47_19"><text:s/></text:span><text:span text:style-name="T47_20">weeks</text:span><text:span text:style-name="T47_21">,<text:s/></text:span><text:span text:style-name="T47_22">she</text:span><text:span text:style-name="T47_23"><text:s/></text:span><text:span text:style-name="T47_24">spent</text:span><text:span text:style-name="T47_25"><text:s/>$230<text:s/></text:span><text:span text:style-name="T47_26">on</text:span><text:span text:style-name="T47_27"><text:s/></text:span></text:p>
      <text:p text:style-name="P48"><text:span text:style-name="T48_1">household</text:span><text:span text:style-name="T48_2"><text:s/></text:span><text:span text:style-name="T48_3">expenses</text:span><text:span text:style-name="T48_4"><text:s/></text:span><text:span text:style-name="T48_5">plus</text:span><text:span text:style-name="T48_6"><text:s/>$275<text:s/></text:span><text:span text:style-name="T48_7">on</text:span><text:span text:style-name="T48_8"><text:s/></text:span><text:span text:style-name="T48_9">entertainment</text:span><text:span text:style-name="T48_10"><text:s/></text:span><text:span text:style-name="T48_11">and</text:span><text:span text:style-name="T48_12"><text:s/></text:span><text:span text:style-name="T48_13">eating</text:span><text:span text:style-name="T48_14"><text:s/></text:span><text:span text:style-name="T48_15">out</text:span><text:span text:style-name="T48_16">.<text:s/></text:span><text:span text:style-name="T48_17">How</text:span><text:span text:style-name="T48_18"><text:s/></text:span><text:span text:style-name="T48_19">much</text:span><text:span text:style-name="T48_20"><text:s/></text:span><text:span text:style-name="T48_21">did</text:span><text:span text:style-name="T48_22"><text:s/></text:span></text:p>
      <text:p text:style-name="P49"><text:span text:style-name="T49_1">she</text:span><text:span text:style-name="T49_2"><text:s/></text:span><text:span text:style-name="T49_3">have</text:span><text:span text:style-name="T49_4"><text:s/></text:span><text:span text:style-name="T49_5">to</text:span><text:span text:style-name="T49_6"><text:s/></text:span><text:span text:style-name="T49_7">borrow</text:span><text:span text:style-name="T49_8"><text:s/></text:span><text:span text:style-name="T49_9">from</text:span><text:span text:style-name="T49_10"><text:s/></text:span><text:span text:style-name="T49_11">her</text:span><text:span text:style-name="T49_12"><text:s/></text:span><text:span text:style-name="T49_13">roommate</text:span><text:span text:style-name="T49_14"><text:s/></text:span><text:span text:style-name="T49_15">to</text:span><text:span text:style-name="T49_16"><text:s/></text:span><text:span text:style-name="T49_17">make</text:span><text:span text:style-name="T49_18"><text:s/></text:span><text:span text:style-name="T49_19">it</text:span><text:span text:style-name="T49_20"><text:s/></text:span><text:span text:style-name="T49_21">to</text:span><text:span text:style-name="T49_22"><text:s/></text:span><text:span text:style-name="T49_23">the</text:span><text:span text:style-name="T49_24"><text:s/></text:span><text:span text:style-name="T49_25">end</text:span><text:span text:style-name="T49_26"><text:s/></text:span><text:span text:style-name="T49_27">of</text:span><text:span text:style-name="T49_28"><text:s/></text:span><text:span text:style-name="T49_29">the</text:span><text:span text:style-name="T49_30"><text:s/></text:span><text:span text:style-name="T49_31">month</text:span><text:span text:style-name="T49_32">?<text:s/></text:span></text:p>
      <text:p text:style-name="P50"><draw:frame svg:x="0cm" svg:y="0cm" svg:width="13.811cm" svg:height="0.503cm" draw:style-name="FR13" text:anchor-type="as-char" draw:z-index="0"><draw:image xlink:href="Pictures/image13.png" xlink:type="simple" xlink:show="embed" xlink:actuate="onLoad"/></draw:frame></text:p>
      <text:p text:style-name="P51"><text:span text:style-name="T51_1">Maria</text:span><text:span text:style-name="T51_2"><text:s/></text:span><text:span text:style-name="T51_3">has</text:span><text:span text:style-name="T51_4"><text:s/></text:span><text:span text:style-name="T51_5">to</text:span><text:span text:style-name="T51_6"><text:s/></text:span><text:span text:style-name="T51_7">borrow</text:span><text:span text:style-name="T51_8"><text:s/></text:span><text:span text:style-name="T51_9">from</text:span><text:span text:style-name="T51_10"><text:s/></text:span><text:span text:style-name="T51_11">roommate</text:span><text:span text:style-name="T51_12"><text:s text:c="2"/></text:span><draw:frame svg:x="0cm" svg:y="0cm" svg:width="1.085cm" svg:height="0.423cm" draw:style-name="FR14" text:anchor-type="as-char" draw:z-index="0"><draw:image xlink:href="Pictures/image14.png" xlink:type="simple" xlink:show="embed" xlink:actuate="onLoad"/></draw:frame></text:p>
      <text:p text:style-name="P52"/>
      <text:p text:style-name="P53"><text:span text:style-name="T53_1">75.<text:s/></text:span><text:span text:style-name="T53_2">Rome</text:span><text:span text:style-name="T53_3"><text:s/></text:span><text:span text:style-name="T53_4">was</text:span><text:span text:style-name="T53_5"><text:s/></text:span><text:span text:style-name="T53_6">founded</text:span><text:span text:style-name="T53_7"><text:s/></text:span><text:span text:style-name="T53_8">in</text:span><text:span text:style-name="T53_9"><text:s/>753<text:s/></text:span><text:span text:style-name="T53_10">BC</text:span><text:span text:style-name="T53_11">.<text:s/></text:span><text:span text:style-name="T53_12">The</text:span><text:span text:style-name="T53_13"><text:s/></text:span><text:span text:style-name="T53_14">United</text:span><text:span text:style-name="T53_15"><text:s/></text:span><text:span text:style-name="T53_16">States</text:span><text:span text:style-name="T53_17"><text:s/></text:span><text:span text:style-name="T53_18">declared</text:span><text:span text:style-name="T53_19"><text:s/></text:span><text:span text:style-name="T53_20">independence</text:span><text:span text:style-name="T53_21"><text:s/></text:span><text:span text:style-name="T53_22">in</text:span><text:span text:style-name="T53_23"><text:s/></text:span></text:p>
      <text:p text:style-name="P54"><text:span text:style-name="T54_1">1776<text:s/></text:span><text:span text:style-name="T54_2">AD</text:span><text:span text:style-name="T54_3">.<text:s/></text:span><text:span text:style-name="T54_4">Use</text:span><text:span text:style-name="T54_5"><text:s/></text:span><text:span text:style-name="T54_6">the</text:span><text:span text:style-name="T54_7"><text:s/></text:span><text:span text:style-name="T54_8">appropriate</text:span><text:span text:style-name="T54_9"><text:s/></text:span><text:span text:style-name="T54_10">negative</text:span><text:span text:style-name="T54_11"><text:s/></text:span><text:span text:style-name="T54_12">number</text:span><text:span text:style-name="T54_13"><text:s/></text:span><text:span text:style-name="T54_14">with</text:span><text:span text:style-name="T54_15"><text:s/></text:span><text:span text:style-name="T54_16">subtraction</text:span><text:span text:style-name="T54_17"><text:s/></text:span><text:span text:style-name="T54_18">to</text:span><text:span text:style-name="T54_19"><text:s/></text:span><text:span text:style-name="T54_20">find</text:span><text:span text:style-name="T54_21"><text:s/></text:span><text:span text:style-name="T54_22">the</text:span><text:span text:style-name="T54_23"><text:s/></text:span></text:p>
      <text:p text:style-name="P55"><text:span text:style-name="T55_1">difference</text:span><text:span text:style-name="T55_2"><text:s/></text:span><text:span text:style-name="T55_3">in</text:span><text:span text:style-name="T55_4"><text:s/></text:span><text:span text:style-name="T55_5">time</text:span><text:span text:style-name="T55_6"><text:s/></text:span><text:span text:style-name="T55_7">between</text:span><text:span text:style-name="T55_8"><text:s/></text:span><text:span text:style-name="T55_9">the</text:span><text:span text:style-name="T55_10"><text:s/></text:span><text:span text:style-name="T55_11">founding</text:span><text:span text:style-name="T55_12"><text:s/></text:span><text:span text:style-name="T55_13">of</text:span><text:span text:style-name="T55_14"><text:s/></text:span><text:span text:style-name="T55_15">Rome</text:span><text:span text:style-name="T55_16"><text:s/></text:span><text:span text:style-name="T55_17">and</text:span><text:span text:style-name="T55_18"><text:s/></text:span><text:span text:style-name="T55_19">the</text:span><text:span text:style-name="T55_20"><text:s/></text:span><text:span text:style-name="T55_21">Declaration</text:span><text:span text:style-name="T55_22"><text:s/></text:span><text:span text:style-name="T55_23">of</text:span><text:span text:style-name="T55_24"><text:s/></text:span></text:p>
      <text:p text:style-name="P56"><text:span text:style-name="T56_1">Independence</text:span><text:span text:style-name="T56_2">.<text:s/></text:span><text:span text:style-name="T56_3">Hint</text:span><text:span text:style-name="T56_4">:<text:s/></text:span><text:span text:style-name="T56_5">Do</text:span><text:span text:style-name="T56_6"><text:s/></text:span><text:span text:style-name="T56_7">not</text:span><text:span text:style-name="T56_8"><text:s/></text:span><text:span text:style-name="T56_9">forget</text:span><text:span text:style-name="T56_10"><text:s/></text:span><text:span text:style-name="T56_11">to</text:span><text:span text:style-name="T56_12"><text:s/></text:span><text:span text:style-name="T56_13">take</text:span><text:span text:style-name="T56_14"><text:s/></text:span><text:span text:style-name="T56_15">into</text:span><text:span text:style-name="T56_16"><text:s/></text:span><text:span text:style-name="T56_17">account</text:span><text:span text:style-name="T56_18"><text:s/></text:span><text:span text:style-name="T56_19">that</text:span><text:span text:style-name="T56_20"><text:s/></text:span><text:span text:style-name="T56_21">there</text:span><text:span text:style-name="T56_22"><text:s/></text:span><text:span text:style-name="T56_23">is</text:span><text:span text:style-name="T56_24"><text:s/></text:span><text:span text:style-name="T56_25">no</text:span><text:span text:style-name="T56_26"><text:s/></text:span><text:span text:style-name="T56_27">year</text:span><text:span text:style-name="T56_28"><text:s/>0<text:s/></text:span><text:span text:style-name="T56_29">since</text:span><text:span text:style-name="T56_30"><text:s/></text:span></text:p>
      <text:p text:style-name="P57"><text:span text:style-name="T57_1">we</text:span><text:span text:style-name="T57_2"><text:s/></text:span><text:span text:style-name="T57_3">went</text:span><text:span text:style-name="T57_4"><text:s/></text:span><text:span text:style-name="T57_5">from</text:span><text:span text:style-name="T57_6"><text:s/>1<text:s/></text:span><text:span text:style-name="T57_7">BC</text:span><text:span text:style-name="T57_8"><text:s/></text:span><text:span text:style-name="T57_9">to</text:span><text:span text:style-name="T57_10"><text:s/>1<text:s/></text:span><text:span text:style-name="T57_11">AD</text:span><text:span text:style-name="T57_12">.</text:span></text:p>
      <text:p text:style-name="P58"/>
      <text:p text:style-name="P59"><draw:frame svg:x="0cm" svg:y="0cm" svg:width="5.477cm" svg:height="0.503cm" draw:style-name="FR15" text:anchor-type="as-char" draw:z-index="0"><draw:image xlink:href="Pictures/image15.png" xlink:type="simple" xlink:show="embed" xlink:actuate="onLoad"/></draw:frame><text:span text:style-name="T59_1">years</text:span></text:p>
      <text:p text:style-name="P60"/>
      <text:p text:style-name="P6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